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18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18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54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fo:font-weight="normal" style:font-size-asian="28pt" style:font-weight-asian="normal" style:font-size-complex="28pt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2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style:paragraph-properties fo:margin-left="1.27cm" fo:margin-right="0cm" fo:margin-top="0cm" fo:margin-bottom="0cm" fo:text-align="center" fo:text-indent="-1.27cm" style:text-autospace="none"/>
      <style:text-properties fo:font-size="8.5pt"/>
    </style:style>
    <style:style style:name="P8" style:family="paragraph">
      <style:paragraph-properties fo:margin-left="0cm" fo:margin-right="0cm" fo:margin-top="0cm" fo:margin-bottom="0cm" fo:text-indent="0cm" style:text-autospace="none"/>
      <style:text-properties fo:font-size="8.5pt"/>
    </style:style>
    <style:style style:name="P9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2" fo:font-size="8.5pt" fo:text-shadow="1pt 1pt" fo:font-weight="normal" style:font-name-asian="Segoe UI2" style:font-size-asian="8.5pt" style:font-weight-asian="normal" style:font-name-complex="Segoe UI2" style:font-size-complex="8.5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2" style:font-size-asian="28pt" style:font-weight-asian="normal" style:font-name-complex="Segoe UI2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2" style:font-size-asian="32pt" style:font-weight-asian="bold" style:font-name-complex="Segoe UI2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2" style:font-size-asian="36pt" style:font-weight-asian="normal" style:font-name-complex="Segoe UI2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2" style:font-size-asian="36pt" style:font-weight-asian="bold" style:font-name-complex="Segoe UI2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524cm" svg:y="0.508cm">
          <draw:text-box>
            <text:p text:style-name="P1"><text:span text:style-name="T1">Hymn #783</text:span></text:p>
            <text:p text:style-name="P1"><text:span text:style-name="T2">“</text:span><text:span text:style-name="T2">Take My Life and Let It B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3.368cm" svg:height="7.366cm" svg:x="2.149cm" svg:y="0.622cm">
          <draw:text-box>
            <text:p text:style-name="P4"><text:span text:style-name="T3">1. </text:span><text:span text:style-name="T4">Take my life and let it be</text:span><text:span text:style-name="T4"><text:line-break/></text:span><text:span text:style-name="T4">Consecrated, Lord, to Thee;</text:span><text:span text:style-name="T4"><text:line-break/></text:span><text:span text:style-name="T4">Take my moments and my days,</text:span><text:span text:style-name="T4"><text:line-break/></text:span><text:span text:style-name="T4">Let them flow in ceaseless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Hymn_25_20template" presentation:presentation-page-layout-name="AL1T0">
        <draw:frame draw:style-name="gr4" draw:text-style-name="P5" draw:layer="layout" svg:width="24.257cm" svg:height="7.437cm" svg:x="2.065cm" svg:y="0.437cm">
          <draw:text-box>
            <text:p text:style-name="P6"><text:span text:style-name="T5">2. </text:span><text:span text:style-name="T6">Take my hands and let them move</text:span><text:span text:style-name="T6"><text:line-break/></text:span><text:span text:style-name="T6">At the impulse of Thy love;</text:span><text:span text:style-name="T6"><text:line-break/></text:span><text:span text:style-name="T6">Take my feet and let them be</text:span><text:span text:style-name="T6"><text:line-break/></text:span><text:span text:style-name="T6">Swift and beautiful for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Hymn_25_20template" presentation:presentation-page-layout-name="AL1T0">
        <draw:frame draw:style-name="gr3" draw:text-style-name="P5" draw:layer="layout" svg:width="23.622cm" svg:height="7.366cm" svg:x="2.239cm" svg:y="0.575cm">
          <draw:text-box>
            <text:p text:style-name="P6"><text:span text:style-name="T5">3. </text:span><text:span text:style-name="T6">Take my voice and let me sing</text:span><text:span text:style-name="T6"><text:line-break/></text:span><text:span text:style-name="T6">Always, only for my King;</text:span><text:span text:style-name="T6"><text:line-break/></text:span><text:span text:style-name="T6">Take my lips and let them be</text:span><text:span text:style-name="T6"><text:line-break/></text:span><text:span text:style-name="T6">Filled with messages from The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Hymn_25_20template" presentation:presentation-page-layout-name="AL1T0">
        <draw:frame draw:style-name="gr5" draw:text-style-name="P5" draw:layer="layout" svg:width="23.876cm" svg:height="7.431cm" svg:x="2.032cm" svg:y="0.697cm">
          <draw:text-box>
            <text:p text:style-name="P6"><text:span text:style-name="T5">4. </text:span><text:span text:style-name="T6">Take my silver and my gold,</text:span><text:span text:style-name="T6"><text:line-break/></text:span><text:span text:style-name="T6">Not a mite would I withhold;</text:span><text:span text:style-name="T6"><text:line-break/></text:span><text:span text:style-name="T6">Take my intellect and use</text:span><text:span text:style-name="T6"><text:line-break/></text:span><text:span text:style-name="T6">Ev’ry pow’r as Thou shalt choo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6" draw:master-page-name="Hymn_25_20template" presentation:presentation-page-layout-name="AL1T0">
        <draw:frame draw:style-name="gr6" draw:text-style-name="P5" draw:layer="layout" svg:width="23.622cm" svg:height="7.115cm" svg:x="2.122cm" svg:y="0.505cm">
          <draw:text-box>
            <text:p text:style-name="P6"><text:span text:style-name="T5">5. </text:span><text:span text:style-name="T6">Take my will and make it Thine,</text:span><text:span text:style-name="T6"><text:line-break/></text:span><text:span text:style-name="T6">It shall be no longer mine;</text:span><text:span text:style-name="T6"><text:line-break/></text:span><text:span text:style-name="T6">Take my heart, it is Thine own,</text:span><text:span text:style-name="T6"><text:line-break/></text:span><text:span text:style-name="T6">It shall be Thy royal thron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7" draw:master-page-name="Hymn_25_20template" presentation:presentation-page-layout-name="AL1T0">
        <draw:frame draw:style-name="gr7" draw:text-style-name="P9" draw:layer="layout" svg:width="23.368cm" svg:height="12.651cm" svg:x="2.286cm" svg:y="0.508cm">
          <draw:text-box>
            <text:p text:style-name="P7"><text:span text:style-name="T5">6. </text:span><text:span text:style-name="T6">Take my love, my Lord, I pour</text:span></text:p>
            <text:p text:style-name="P7"><text:span text:style-name="T6">At Thy feet its treasure store;</text:span></text:p>
            <text:p text:style-name="P7"><text:span text:style-name="T6">Take myself, and I will be</text:span></text:p>
            <text:p text:style-name="P7"><text:span text:style-name="T6">Ever, only, all for Thee.</text:span></text:p>
            <text:p text:style-name="P8"><text:span text:style-name="T7"><text:line-break/></text:span><text:span text:style-name="T7"/></text:p>
            <text:p text:style-name="P8"><text:span text:style-name="T8"/></text:p>
            <text:p text:style-name="P8"><text:span text:style-name="T8"/></text:p>
            <text:p text:style-name="P8"><text:span text:style-name="T9"><text:s text:c="4"/></text:span><text:span text:style-name="T10"><text:s text:c="4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2" svg:font-family="'Segoe UI'"/>
    <style:font-face style:name="Liberation Sans2" svg:font-family="'Liberation Sans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4T19:04:57.221000000</meta:creation-date>
    <dc:title>Hymn template</dc:title>
    <meta:editing-duration>PT19M54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9T22:15:53.945000000</dc:date>
    <meta:document-statistic meta:object-count="42"/>
    <meta:template xlink:type="simple" xlink:actuate="onRequest" xlink:title="Hymn template" xlink:href="../../AppData/Roaming/LibreOffice/4/user/template/Worship%20Templsates/Hymn%20template.otp" meta:date="2014-11-14T19:04:56.878000000"/>
  </office:meta>
</office:document-meta>
</file>